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486000001763F3325FCCD7B89CC.png" manifest:media-type="image/png"/>
  <manifest:file-entry manifest:full-path="Pictures/10000000000001A500000273312FEC36CA0F0278.png" manifest:media-type="image/png"/>
  <manifest:file-entry manifest:full-path="Pictures/10000001000004000000080BA124F81BFC4FDF46.png" manifest:media-type="image/png"/>
  <manifest:file-entry manifest:full-path="Pictures/100000000000050000000354FB230313BBA2CB4A.jpg" manifest:media-type="image/jpeg"/>
  <manifest:file-entry manifest:full-path="Pictures/100000010000025C0000007948EB28CC03F7ACCD.png" manifest:media-type="image/png"/>
  <manifest:file-entry manifest:full-path="Pictures/10000000000002E4000001ED69535E68B55E90BE.jpg" manifest:media-type="image/jpeg"/>
  <manifest:file-entry manifest:full-path="Pictures/1000000100000314000000B568316D12424C4DED.png" manifest:media-type="image/png"/>
  <manifest:file-entry manifest:full-path="Pictures/10000001000005150000040D057F298CD45ECE92.png" manifest:media-type="image/png"/>
  <manifest:file-entry manifest:full-path="Pictures/100000010000020F00000176AB68C63EC75C1E7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_5f_2">
      <style:graphic-properties draw:stroke="none" draw:fill-color="#f7d1d5"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8" style:family="graphic" style:parent-style-name="standard">
      <style:graphic-properties draw:stroke="none" draw:fill="none" fo:min-height="1.06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3" style:family="graphic" style:parent-style-name="standard">
      <style:graphic-properties draw:stroke="none" draw:fill-color="#ffa500" draw:textarea-horizontal-align="justify" draw:textarea-vertical-align="middle" draw:auto-grow-height="false" fo:min-height="13.506cm" fo:min-width="2.038cm"/>
    </style:style>
    <style:style style:name="gr2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5" style:family="graphic" style:parent-style-name="Standard_5f_2">
      <style:graphic-properties draw:stroke="none" draw:fill="none" fo:min-height="5.065cm"/>
      <style:paragraph-properties style:writing-mode="lr-tb"/>
    </style:style>
    <style:style style:name="gr26" style:family="graphic" style:parent-style-name="Standard_5f_2">
      <style:graphic-properties draw:stroke="none" draw:fill-color="#355269" draw:textarea-horizontal-align="justify" draw:textarea-vertical-align="middle" draw:auto-grow-height="false" fo:min-height="4.459cm" fo:min-width="0.32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9"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standard">
      <style:graphic-properties draw:stroke="none" draw:fill-color="#ff4000" draw:textarea-horizontal-align="justify" draw:textarea-vertical-align="middle" draw:auto-grow-height="false" fo:min-height="4.208cm" fo:min-width="0.769cm"/>
    </style:style>
    <style:style style:name="gr33" style:family="graphic" style:parent-style-name="standard">
      <style:graphic-properties draw:stroke="solid" svg:stroke-width="0.053cm" svg:stroke-color="#ffff6d"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34" style:family="graphic" style:parent-style-name="objectwithoutfill">
      <style:graphic-properties svg:stroke-width="0.053cm" svg:stroke-color="#ffff6d" draw:marker-start-width="0.279cm" draw:marker-end-width="0.279cm" draw:fill="none" draw:textarea-vertical-align="middle" fo:padding-top="0.151cm" fo:padding-bottom="0.151cm" fo:padding-left="0.276cm" fo:padding-right="0.276cm"/>
    </style:style>
    <style:style style:name="gr35" style:family="graphic" style:parent-style-name="Standard_5f_5_5f_1">
      <style:graphic-properties draw:stroke="none" draw:fill-color="#ff5429" draw:textarea-horizontal-align="justify" draw:textarea-vertical-align="middle" draw:auto-grow-height="false" fo:min-height="14.281cm" fo:min-width="1.14cm"/>
    </style:style>
    <style:style style:name="gr36" style:family="graphic" style:parent-style-name="Standard_5f_5_5f_1">
      <style:graphic-properties draw:stroke="none" draw:fill-color="#3465a4" draw:textarea-horizontal-align="justify" draw:textarea-vertical-align="middle" draw:auto-grow-height="false" fo:min-height="25.965cm" fo:min-width="0.384cm"/>
    </style:style>
    <style:style style:name="gr37"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8"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9" style:family="graphic" style:parent-style-name="Standard_5f_4">
      <style:graphic-properties draw:stroke="none" draw:fill-color="#685496" draw:textarea-horizontal-align="justify" draw:textarea-vertical-align="middle" draw:auto-grow-height="false" fo:min-height="3.283cm" fo:min-width="1.455cm"/>
    </style:style>
    <style:style style:name="gr40"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41"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42"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3" style:family="graphic" style:parent-style-name="Standard_5f_4">
      <style:graphic-properties draw:stroke="none" draw:fill-color="#bbe33d" draw:textarea-horizontal-align="justify" draw:textarea-vertical-align="middle" draw:auto-grow-height="false" fo:min-height="3.283cm" fo:min-width="1.455cm"/>
    </style:style>
    <style:style style:name="gr44"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6"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494cm" fo:min-width="11.694cm" fo:padding-top="0.178cm" fo:padding-bottom="0.178cm" fo:padding-left="0.303cm" fo:padding-right="0.303cm"/>
    </style:style>
    <style:style style:name="gr47"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49"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51"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3"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3.777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267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title">
      <style:graphic-properties draw:textarea-vertical-align="top" fo:min-height="0.8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graphic-properties draw:textarea-vertical-align="top" fo:min-height="1.656cm"/>
      <style:paragraph-properties style:writing-mode="lr-tb"/>
    </style:style>
    <style:style style:name="pr44" style:family="presentation" style:parent-style-name="Default-title">
      <style:graphic-properties draw:textarea-vertical-align="top" fo:min-height="3.311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title">
      <style:graphic-properties draw:textarea-vertical-align="top" fo:min-height="3.72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title">
      <style:graphic-properties draw:textarea-vertical-align="top" fo:min-height="1.026cm"/>
      <style:paragraph-properties style:writing-mode="lr-tb"/>
    </style:style>
    <style:style style:name="pr60" style:family="presentation" style:parent-style-name="Default-title">
      <style:graphic-properties draw:textarea-vertical-align="top" fo:min-height="1.737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graphic-properties draw:textarea-vertical-align="top" fo:min-height="1.954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style:paragraph-properties fo:margin-left="0cm" fo:margin-right="0cm" fo:margin-top="0.497cm" fo:margin-bottom="0cm" fo:text-align="start" fo:text-indent="0cm">
        <style:tab-stops/>
      </style:paragraph-properties>
    </style:style>
    <style:style style:name="P22"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loext:graphic-properties draw:fill-color="#c9211e"/>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style:paragraph-properties fo:text-align="cente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none"/>
      <style:paragraph-properties fo:text-align="start" style:writing-mode="lr-tb"/>
      <style:text-properties fo:font-size="24pt" style:font-size-asian="32pt" style:font-size-complex="32pt"/>
    </style:style>
    <style:style style:name="P31"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2"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7"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8" style:family="paragraph">
      <style:paragraph-properties>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4000"/>
      <style:paragraph-properties fo:text-align="center"/>
      <style:text-properties fo:language="fr" fo:country="FR"/>
    </style:style>
    <style:style style:name="P41" style:family="paragraph">
      <style:paragraph-properties fo:text-align="center" style:writing-mode="lr-tb"/>
      <style:text-properties fo:font-size="16pt" fo:language="fr" fo:country="FR" fo:font-weight="normal" style:font-size-asian="16pt" style:font-weight-asian="normal" style:font-size-complex="16pt" style:font-weight-complex="normal"/>
    </style:style>
    <style:style style:name="P42" style:family="paragraph">
      <loext:graphic-properties draw:fill-color="#ff5429"/>
      <style:paragraph-properties fo:text-align="center"/>
      <style:text-properties fo:language="fr" fo:country="FR"/>
    </style:style>
    <style:style style:name="P43" style:family="paragraph">
      <style:paragraph-properties fo:text-align="start" style:writing-mode="lr-tb"/>
      <style:text-properties fo:font-size="28pt" fo:language="fr" fo:country="FR" fo:font-weight="bold" style:font-size-asian="28pt" style:font-size-complex="28pt"/>
    </style:style>
    <style:style style:name="P44" style:family="paragraph">
      <loext:graphic-properties draw:fill-color="#3465a4"/>
      <style:paragraph-properties fo:text-align="center"/>
      <style:text-properties fo:language="fr" fo:country="FR"/>
    </style:style>
    <style:style style:name="P45" style:family="paragraph">
      <style:paragraph-properties fo:text-align="center" style:writing-mode="lr-tb"/>
      <style:text-properties fo:font-size="13.5pt" fo:language="fr" fo:country="FR"/>
    </style:style>
    <style:style style:name="P46" style:family="paragraph">
      <loext:graphic-properties draw:fill-color="#ff8000"/>
      <style:paragraph-properties fo:text-align="center" style:writing-mode="lr-tb"/>
      <style:text-properties fo:font-size="13.5pt" fo:language="fr" fo:country="FR"/>
    </style:style>
    <style:style style:name="P4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8" style:family="paragraph">
      <loext:graphic-properties draw:fill-color="#ff0000"/>
      <style:paragraph-properties fo:text-align="center" style:writing-mode="lr-tb"/>
      <style:text-properties fo:font-size="13.5pt" fo:language="fr" fo:country="FR"/>
    </style:style>
    <style:style style:name="P49" style:family="paragraph">
      <loext:graphic-properties draw:fill-color="#685496"/>
      <style:paragraph-properties fo:text-align="center"/>
      <style:text-properties fo:language="fr" fo:country="FR"/>
    </style:style>
    <style:style style:name="P50"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1" style:family="paragraph">
      <loext:graphic-properties draw:fill-color="#5983b0"/>
      <style:paragraph-properties fo:text-align="center" style:writing-mode="lr-tb"/>
      <style:text-properties fo:font-size="13.5pt" fo:language="fr" fo:country="FR"/>
    </style:style>
    <style:style style:name="P52" style:family="paragraph">
      <loext:graphic-properties draw:fill-color="#e6e905"/>
      <style:paragraph-properties fo:text-align="center" style:writing-mode="lr-tb"/>
      <style:text-properties fo:font-size="13.5pt" fo:language="fr" fo:country="FR"/>
    </style:style>
    <style:style style:name="P53" style:family="paragraph">
      <loext:graphic-properties draw:fill-color="#bbe33d"/>
      <style:paragraph-properties fo:text-align="center"/>
      <style:text-properties fo:language="fr" fo:country="FR"/>
    </style:style>
    <style:style style:name="P5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5"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6" style:family="paragraph">
      <style:text-properties fo:font-size="24pt"/>
    </style:style>
    <style:style style:name="P57" style:family="paragraph">
      <loext:graphic-properties draw:fill-color="#ffffff"/>
      <style:paragraph-properties style:writing-mode="lr-tb"/>
      <style:text-properties fo:font-size="24pt" fo:language="fr" fo:country="FR" fo:font-weight="bold" style:font-weight-asian="bold" style:font-weight-complex="bold"/>
    </style:style>
    <style:style style:name="P5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loext:opacity="100%" fo:font-size="12pt" fo:language="fr" fo:country="FR" fo:font-weight="normal" style:font-size-asian="12pt" style:font-weight-asian="normal" style:font-size-complex="12pt" style:font-weight-complex="normal"/>
    </style:style>
    <style:style style:name="T12" style:family="text">
      <style:text-properties fo:font-size="21.2000007629395pt" fo:language="fr" fo:country="FR"/>
    </style:style>
    <style:style style:name="T13"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font-size="22pt" fo:language="fr" fo:country="FR" style:font-size-asian="22pt" style:font-size-complex="22pt"/>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color="#ffffff" loext:opacity="100%" fo:font-size="24pt" fo:language="fr" fo:country="FR" style:font-size-asian="24pt" style:font-size-complex="24pt"/>
    </style:style>
    <style:style style:name="T26" style:family="text">
      <style:text-properties fo:font-size="26pt" style:font-size-asian="26pt" style:font-size-complex="26pt"/>
    </style:style>
    <style:style style:name="T27"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style:font-name="Liberation Sans1" fo:font-size="26pt" style:font-size-asian="26pt" style:font-size-complex="26pt"/>
    </style:style>
    <style:style style:name="T29" style:family="text">
      <style:text-properties fo:color="#ffffff" loext:opacity="100%" fo:font-size="12pt" style:text-underline-style="solid" style:text-underline-width="auto" style:text-underline-color="font-color" style:font-size-asian="12pt" style:font-size-complex="12pt"/>
    </style:style>
    <style:style style:name="T30" style:family="text">
      <style:text-properties fo:font-weight="bold" style:font-weight-asian="bold" style:font-weight-complex="bold"/>
    </style:style>
    <style:style style:name="T31" style:family="text">
      <style:text-properties fo:color="#ffbf00" loext:opacity="100%" fo:font-weight="bold" style:font-weight-asian="bold" style:font-weight-complex="bold"/>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size="26pt" fo:language="fr" fo:country="FR" fo:font-weight="normal" style:font-size-asian="26pt" style:font-weight-asian="normal" style:font-size-complex="26pt" style:font-weight-complex="normal"/>
    </style:style>
    <style:style style:name="T34" style:family="text">
      <style:text-properties fo:color="#ffbf00" loext:opacity="100%" fo:font-size="26pt" fo:language="fr" fo:country="FR" fo:font-weight="normal" style:font-size-asian="26pt" style:font-weight-asian="normal" style:font-size-complex="26pt" style:font-weight-complex="normal"/>
    </style:style>
    <style:style style:name="T35" style:family="text">
      <style:text-properties fo:font-size="20pt" fo:language="fr" fo:country="FR"/>
    </style:style>
    <style:style style:name="T36"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7"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loext:opacity="100%" style:text-outline="false" style:text-line-through-style="solid" style:text-line-through-type="singl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font-size="16pt" fo:language="fr" fo:country="FR" fo:font-weight="normal" style:font-size-asian="16pt" style:font-weight-asian="normal" style:font-size-complex="16pt" style:font-weight-complex="normal"/>
    </style:style>
    <style:style style:name="T42" style:family="text">
      <style:text-properties fo:font-size="28pt" fo:language="fr" fo:country="FR" fo:font-weight="bold" style:font-size-asian="28pt" style:font-size-complex="28pt"/>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font-size="13.5pt" fo:language="fr" fo:country="FR"/>
    </style:style>
    <style:style style:name="T45" style:family="text">
      <style:text-properties fo:font-size="42pt" fo:language="fr" fo:country="FR" fo:font-weight="bold" style:font-size-asian="42pt" style:font-weight-asian="bold" style:font-size-complex="42pt" style:font-weight-complex="bold"/>
    </style:style>
    <style:style style:name="T46" style:family="text">
      <style:text-properties fo:font-size="32pt" style:font-size-asian="32pt" style:font-size-complex="32pt"/>
    </style:style>
    <style:style style:name="T47" style:family="text">
      <style:text-properties fo:font-size="32pt" fo:font-weight="bold" style:font-size-asian="32pt" style:font-weight-asian="bold" style:font-size-complex="32pt" style:font-weight-complex="bold"/>
    </style:style>
    <style:style style:name="T48" style:family="text">
      <style:text-properties fo:font-size="13.3999996185303pt"/>
    </style:style>
    <style:style style:name="T49"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0" style:family="text">
      <style:text-properties fo:font-size="17.8999996185303pt"/>
    </style:style>
    <style:style style:name="T51" style:family="text">
      <style:text-properties fo:font-size="22pt" fo:language="fr" fo:country="FR" fo:font-weight="normal" style:font-size-asian="22pt" style:font-weight-asian="normal" style:font-size-complex="22pt" style:font-weight-complex="normal"/>
    </style:style>
    <style:style style:name="T52" style:family="text">
      <style:text-properties fo:font-size="22pt" fo:language="fr" fo:country="FR" fo:font-weight="bold" style:font-size-asian="22pt" style:font-weight-asian="bold" style:font-size-complex="22pt" style:font-weight-complex="bold"/>
    </style:style>
    <style:style style:name="T53" style:family="text">
      <style:text-properties fo:color="#81d41a" loext:opacity="100%" fo:font-size="22pt" fo:language="fr" fo:country="FR" fo:font-weight="bold" style:font-size-asian="22pt" style:font-weight-asian="bold" style:font-size-complex="22pt" style:font-weight-complex="bold"/>
    </style:style>
    <style:style style:name="T54" style:family="text">
      <style:text-properties fo:font-size="28pt" style:font-size-asian="28pt" style:font-size-complex="28pt"/>
    </style:style>
    <style:style style:name="T5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89cm 15.81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21.606cm" svg:height="8.205cm" svg:x="6.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 Safari mobile</text:span></text:p>
                <text:list>
                  <text:list-item>
                    <text:list>
                      <text:list-item>
                        <text:p text:style-name="P1"><text:span text:style-name="T7">Vrais débuts du web mobile</text:span></text:p>
                      </text:list-item>
                    </text:list>
                  </text:list-item>
                </text:list>
              </text:list-item>
            </text:list>
          </draw:text-box>
        </draw:frame>
        <draw:frame draw:style-name="gr10" draw:text-style-name="P20" draw:layer="layout" svg:width="5.883cm" svg:height="0.781cm" svg:x="0.4cm" svg:y="12.819cm">
          <draw:text-box>
            <text:p text:style-name="P13"><text:span text:style-name="T8">iPhone 13</text:span></text:p>
          </draw:text-box>
        </draw:frame>
        <draw:frame draw:style-name="gr11" draw:text-style-name="P13" draw:layer="layout" svg:width="5.321cm" svg:height="10.7cm" svg:x="0.652cm" svg:y="2.1cm">
          <draw:image xlink:href="Pictures/10000001000004000000080BA124F81BFC4FDF46.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7">Utilisation de la data</text:span></text:p>
                  </text:list-item>
                </text:list>
              </text:list-item>
              <text:list-item>
                <text:p text:style-name="P21"><text:span text:style-name="T7">Terminaux différents d'un PC</text:span></text:p>
              </text:list-item>
            </text:list>
          </draw:text-box>
        </draw:frame>
        <draw:frame draw:style-name="gr12" draw:text-style-name="P22" draw:layer="layout" svg:width="25.147cm" svg:height="1.568cm" svg:x="1.019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3">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2.407cm" svg:height="1.425cm" svg:x="1.393cm" svg:y="0.627cm" presentation:class="title" presentation:user-transformed="true">
          <draw:text-box>
            <text:p text:style-name="P1"><text:span text:style-name="T14">Point technique – Définition / résolution</text:span></text:p>
          </draw:text-box>
        </draw:frame>
        <draw:frame presentation:style-name="pr14" draw:text-style-name="P26" draw:layer="layout" svg:width="25.806cm" svg:height="9.905cm" svg:x="1.37cm" svg:y="2.295cm" presentation:class="outline" presentation:user-transformed="true">
          <draw:text-box>
            <text:list text:style-name="L2">
              <text:list-item>
                <text:p><text:span text:style-name="T15">La définition représente le nombre de pixels total d'un média</text:span></text:p>
                <text:list>
                  <text:list-item>
                    <text:p><text:span text:style-name="T15">Exemple : une image 3 000 x 2 000 a une définition 6 millions de pixels</text:span></text:p>
                  </text:list-item>
                </text:list>
              </text:list-item>
              <text:list-item>
                <text:p><text:span text:style-name="T15">La résolution représente la densité de pixels. Autrement dit le nombre pixels par pouce (1 pouce ≃ 2,54cm)</text:span></text:p>
                <text:list>
                  <text:list-item>
                    <text:p><text:span text:style-name="T15">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6" draw:text-style-name="P22"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7" draw:layer="layout" svg:width="16.8cm" svg:height="13.365cm" svg:x="2.097cm" svg:y="14.103cm" presentation:class="notes" presentation:user-transformed="true">
            <draw:text-box>
              <text:p text:style-name="P1"><text:span text:style-name="T16">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etit point technique – Définition / résolution</text:span></text:p>
          </draw:text-box>
        </draw:frame>
        <draw:frame draw:style-name="gr17" draw:text-style-name="P22" draw:layer="layout" svg:width="25.147cm" svg:height="2.621cm" svg:x="1.018cm" svg:y="13.1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28" draw:layer="layout" svg:width="10.362cm" svg:height="5.972cm" svg:x="1.838cm" svg:y="2.728cm">
          <draw:image xlink:href="Pictures/100000000000050000000354FB230313BBA2CB4A.jpg" xlink:type="simple" xlink:show="embed" xlink:actuate="onLoad" draw:mime-type="image/jpeg">
            <text:p/>
          </draw:image>
        </draw:frame>
        <draw:frame draw:style-name="gr18"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8" draw:layer="layout" svg:width="10.4cm" svg:height="5.993cm" svg:x="15.4cm" svg:y="2.7cm">
          <draw:image xlink:href="Pictures/10000000000002E4000001ED69535E68B55E90BE.jpg" xlink:type="simple" xlink:show="embed" xlink:actuate="onLoad" draw:mime-type="image/jpeg">
            <text:p/>
          </draw:image>
        </draw:frame>
        <draw:frame draw:style-name="gr18"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19" draw:layer="layout" svg:width="25.806cm" svg:height="10.272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17">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7">Ce n'est pas une technologie mais un ensemble de technologies</text:span></text:p>
                  </text:list-item>
                </text:list>
              </text:list-item>
            </text:list>
          </draw:text-box>
        </draw:frame>
        <draw:custom-shape draw:style-name="gr8"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9" draw:layer="layout" svg:width="25.147cm" svg:height="4.043cm" svg:x="1.016cm" svg:y="12.567cm">
          <draw:text-box>
            <text:p><text:span text:style-name="T18">Source(s) :</text:span></text:p>
            <text:list text:style-name="L1">
              <text:list-item>
                <text:p><text:span text:style-name="T10"><text:a xlink:href="https://alistapart.com/article/responsive-web-design/" xlink:type="simple">https://alistapart.com/article/responsive-web-design/</text:a></text:span><text:span text:style-name="T19"><text:s/>-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p><text:span text:style-name="T19"/></text:p>
              </text:list-item>
            </text:list>
            <text:p><text:span text:style-name="T19"/></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8" draw:text-style-name="P19" draw:layer="layout" svg:width="25.806cm" svg:height="10.155cm" svg:x="1.37cm" svg:y="2.295cm" presentation:class="outline" presentation:user-transformed="true">
          <draw:text-box>
            <text:list text:style-name="L2">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0"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0"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8" draw:layer="layout" svg:width="8.98cm" svg:height="13.375cm" svg:x="10cm" svg:y="1.9cm">
          <draw:image xlink:href="Pictures/10000000000001A500000273312FEC36CA0F0278.png" xlink:type="simple" xlink:show="embed" xlink:actuate="onLoad" draw:mime-type="image/png">
            <text:p/>
          </draw:image>
        </draw:frame>
        <draw:frame draw:style-name="gr17" draw:text-style-name="P29" draw:layer="layout" svg:width="25.147cm" svg:height="2.621cm" svg:x="1.017cm" svg:y="13.651cm">
          <draw:text-box>
            <text:p><text:span text:style-name="T18">Sources :</text:span></text:p>
            <text:list text:style-name="L1">
              <text:list-item>
                <text:p><text:span text:style-name="T10"><text:a xlink:href="https://kinsta.com/fr/blog/design-web-responsive/" xlink:type="simple">https://kinsta.com/fr/blog/design-web-responsive/</text:a></text:span></text:p>
              </text:list-item>
            </text:list>
            <text:p><text:span text:style-name="T19"/></text:p>
          </draw:text-box>
        </draw:frame>
        <presentation:notes draw:style-name="dp2">
          <draw:page-thumbnail draw:style-name="gr3" draw:layer="layout" svg:width="13.586cm" svg:height="11.136cm" svg:x="3.703cm" svg:y="2.252cm" draw:page-number="12" presentation:class="page"/>
          <draw:frame presentation:style-name="pr20"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1" draw:text-style-name="P19" draw:layer="layout" svg:width="25.806cm" svg:height="7.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22" draw:text-style-name="P29" draw:layer="layout" svg:width="25.147cm" svg:height="3.095cm" svg:x="1.016cm" svg:y="12.505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2" draw:text-style-name="P19" draw:layer="layout" svg:width="25.806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3"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9" draw:layer="layout" svg:width="25.147cm" svg:height="3.095cm" svg:x="1.017cm" svg:y="12.506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lehollandaisvolant.net/tuto/responsive-css/#astuce-image" xlink:type="simple">http://lehollandaisvolant.net/tuto/responsive-css/#astuce-image</text:a></text:span></text:p>
              </text:list-item>
            </text:list>
          </draw:text-box>
        </draw:frame>
        <draw:frame draw:style-name="gr25" draw:text-style-name="P30" draw:layer="layout" svg:width="12cm" svg:height="5.315cm" svg:x="1.2cm" svg:y="2.25cm">
          <draw:text-box>
            <text:p text:style-name="P1"><text:span text:style-name="T21">img </text:span><text:span text:style-name="T22">{</text:span></text:p>
            <text:p text:style-name="P1"><text:span text:style-name="T23"><text:tab/></text:span><text:span text:style-name="T23">max-width: </text:span><text:span text:style-name="T24">100 %</text:span><text:span text:style-name="T22">;</text:span></text:p>
            <text:p text:style-name="P1"><text:span text:style-name="T22"><text:tab/></text:span><text:span text:style-name="T23">height: </text:span><text:span text:style-name="T24">auto</text:span><text:span text:style-name="T22">;</text:span></text:p>
            <text:p text:style-name="P1"><text:span text:style-name="T22">}</text:span></text:p>
          </draw:text-box>
        </draw:frame>
        <draw:frame presentation:style-name="pr23" draw:text-style-name="P31"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4" draw:text-style-name="P32" draw:layer="layout" svg:width="11.2cm" svg:height="3.777cm" svg:x="1.4cm" svg:y="8.1cm" presentation:class="title" presentation:user-transformed="true">
          <draw:text-box>
            <text:p text:style-name="P1"><text:span text:style-name="T25">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5" draw:text-style-name="P36" draw:layer="layout" svg:width="25.806cm" svg:height="10.305cm" svg:x="1.37cm" svg:y="2.295cm" presentation:class="outline" presentation:user-transformed="true">
          <draw:text-box>
            <text:list text:style-name="L2">
              <text:list-item>
                <text:p text:style-name="P35"><text:span text:style-name="T26">Rappel : on n'oublie pas l'attribut "alt" même s'il est vide</text:span></text:p>
              </text:list-item>
              <text:list-item>
                <text:p><text:span text:style-name="T26">Les mobiles utilisent souvent la data pour accéder au web. Mettre des images de 15 Mo (même très belles) consomme beaucoup de données</text:span></text:p>
                <text:list>
                  <text:list-item>
                    <text:p><text:span text:style-name="T27">Limiter la taille des images. </text:span><text:span text:style-name="T28">Préférer des images qui font 2 Mo ou moins</text:span></text:p>
                  </text:list-item>
                  <text:list-item>
                    <text:p><text:span text:style-name="T28">Privilégier le format .jpg, plus léger que le .png (quand c'est possible)</text:span></text:p>
                  </text:list-item>
                </text:list>
              </text:list-item>
            </text:list>
          </draw:text-box>
        </draw:frame>
        <draw:frame draw:style-name="gr17" draw:text-style-name="P37" draw:layer="layout" svg:width="25.147cm" svg:height="2.621cm" svg:x="1.018cm" svg:y="13.046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6" presentation:class="page"/>
          <draw:frame presentation:style-name="pr26"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7" draw:text-style-name="P31" draw:layer="layout" svg:width="25.806cm" svg:height="10.155cm" svg:x="1.37cm" svg:y="2.295cm" presentation:class="outline" presentation:user-transformed="true">
          <draw:text-box>
            <text:list text:style-name="L2">
              <text:list-item>
                <text:p><text:span text:style-name="T28">Formats à utiliser :</text:span></text:p>
                <text:list>
                  <text:list-item>
                    <text:p><text:span text:style-name="T28">jp(e)g / png / .gif</text:span></text:p>
                  </text:list-item>
                  <text:list-item>
                    <text:p><text:span text:style-name="T28">webp : format avec compression sans perte par Google (pas géré par Safari - 2021)</text:span></text:p>
                  </text:list-item>
                  <text:list-item>
                    <text:p><text:span text:style-name="T27">AVIF : format</text:span><text:span text:style-name="T28"> avec compression sans perte </text:span></text:p>
                    <text:list>
                      <text:list-item>
                        <text:p><text:span text:style-name="T28">Non géré par tous les navigateurs à l'heure actuelle (10/2020)</text:span></text:p>
                      </text:list-item>
                    </text:list>
                  </text:list-item>
                  <text:list-item>
                    <text:p text:style-name="P38"><text:span text:style-name="T28">svg : pour les logos / icônes – format vectoriel</text:span></text:p>
                  </text:list-item>
                </text:list>
              </text:list-item>
            </text:list>
          </draw:text-box>
        </draw:frame>
        <draw:frame draw:style-name="gr17" draw:text-style-name="P37" draw:layer="layout" svg:width="25.147cm" svg:height="2.621cm" svg:x="1.019cm" svg:y="13.047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8"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9" draw:text-style-name="P31" draw:layer="layout" svg:width="25.806cm" svg:height="10.155cm" svg:x="1.37cm" svg:y="2.295cm" presentation:class="outline" presentation:user-transformed="true">
          <draw:text-box>
            <text:list text:style-name="L2">
              <text:list-item>
                <text:p>jpeg : format d'image avec <text:span text:style-name="T30">compression </text:span><text:span text:style-name="T31">avec</text:span><text:span text:style-name="T30"> perte</text:span></text:p>
                <text:list>
                  <text:list-item>
                    <text:p>Extension : .jpg ou .jp(e)g</text:p>
                  </text:list-item>
                </text:list>
              </text:list-item>
              <text:list-item>
                <text:p>png : format d'image avec <text:span text:style-name="T30">compression </text:span><text:span text:style-name="T31">sans</text:span><text:span text:style-name="T30"> perte</text:span></text:p>
                <text:list>
                  <text:list-item>
                    <text:p>Extension : .png</text:p>
                  </text:list-item>
                  <text:list-item>
                    <text:p>Gère la transparence</text:p>
                  </text:list-item>
                </text:list>
              </text:list-item>
              <text:list-item>
                <text:p>gif : format d'image avec <text:span text:style-name="T30">compression </text:span><text:span text:style-name="T31">avec</text:span><text:span text:style-name="T30">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9" draw:text-style-name="P22" draw:layer="layout" svg:width="25.147cm" svg:height="1.354cm" svg:x="1.018cm" svg:y="14.246cm">
          <draw:text-box>
            <text:p><text:span text:style-name="T9">Source(s) :</text:span></text:p>
            <text:list text:style-name="L1">
              <text:list-item>
                <text:p><text:span text:style-name="T10"><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8" presentation:class="page"/>
          <draw:frame presentation:style-name="pr30"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La tête dans le responsive</text:span></text:p>
          </draw:text-box>
        </draw:frame>
        <draw:frame presentation:style-name="pr32" draw:text-style-name="P39" draw:layer="layout" svg:width="25.806cm" svg:height="1.755cm" svg:x="1.37cm" svg:y="2.295cm" presentation:class="outline" presentation:user-transformed="true">
          <draw:text-box>
            <text:p text:style-name="P18"><text:span text:style-name="T32">&lt;meta name="viewport" content="width=device-width,initial-scale=1"&gt;</text:span></text:p>
            <text:list text:style-name="L2">
              <text:list-header>
                <text:p text:style-name="P18"><text:span text:style-name="T32"/></text:p>
              </text:list-header>
            </text:list>
          </draw:text-box>
        </draw:frame>
        <draw:custom-shape draw:style-name="gr8"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s://developer.mozilla.org/fr/docs/Apprendre/CSS/CSS_layout/Responsive_Design" xlink:type="simple">https://developer.mozilla.org/fr/docs/Apprendre/CSS/CSS_layout/Responsive_Design</text:a></text:span></text:p>
              </text:list-item>
            </text:list>
          </draw:text-box>
        </draw:frame>
        <draw:frame presentation:style-name="pr33" draw:text-style-name="P36" draw:layer="layout" svg:width="25.806cm" svg:height="8.73cm" svg:x="1.37cm" svg:y="4.47cm" presentation:class="outline" presentation:user-transformed="true">
          <draw:text-box>
            <text:list text:style-name="L2">
              <text:list-item>
                <text:p><text:span text:style-name="T26">Balise meta indispensable pour le responsive design</text:span></text:p>
              </text:list-item>
              <text:list-item>
                <text:p><text:span text:style-name="T26">Notre meta en détails :</text:span></text:p>
                <text:list>
                  <text:list-item>
                    <text:p><text:span text:style-name="T33">width=device-width : Indique au navigateur que le site doit avoir une largeur égale à celle de l'écran</text:span></text:p>
                  </text:list-item>
                  <text:list-item>
                    <text:p><text:span text:style-name="T33">initial-scale=1 : Définit le zoom par défaut du site</text:span></text:p>
                  </text:list-item>
                </text:list>
              </text:list-item>
              <text:list-item>
                <text:p><text:span text:style-name="T33">Accepte la valeur "user-scalable=no". </text:span><text:span text:style-name="T34">Ne jamais l'utiliser,</text:span><text:span text:style-name="T33"> elle empêche l'utilisateur de zoomer</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0"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9" draw:layer="layout" svg:width="25.147cm" svg:height="1.35cm" svg:x="1.016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draw:frame presentation:style-name="pr34" draw:text-style-name="P31" draw:layer="layout" svg:width="25.806cm" svg:height="8.8cm" svg:x="1.37cm" svg:y="2.4cm" presentation:class="outline" presentation:user-transformed="true">
          <draw:text-box>
            <text:list text:style-name="L2">
              <text:list-item>
                <text:p><text:span text:style-name="T32">Utilisation indispensable d'unités relatives</text:span></text:p>
                <text:list>
                  <text:list-item>
                    <text:p><text:span text:style-name="T32">rem/pourcentage pour les longueurs</text:span></text:p>
                    <text:list>
                      <text:list-item>
                        <text:p><text:span text:style-name="T32">exemple : "width: 16rem" ou "padding: 3%"</text:span></text:p>
                      </text:list-item>
                    </text:list>
                  </text:list-item>
                  <text:list-item>
                    <text:p><text:span text:style-name="T32">rem pour les tailles de police</text:span></text:p>
                    <text:list>
                      <text:list-item>
                        <text:p><text:span text:style-name="T32">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1"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31" draw:layer="layout" svg:width="25.806cm" svg:height="10.6cm" svg:x="1.37cm" svg:y="2.4cm" presentation:class="outline" presentation:user-transformed="true">
          <draw:text-box>
            <text:list text:style-name="L2">
              <text:list-item>
                <text:p><text:span text:style-name="T32">Utilisation de longueur liées au viewport (taille réelle de l'écran)</text:span></text:p>
              </text:list-item>
              <text:list-item>
                <text:p><text:span text:style-name="T32">Suppression des tailles fixes</text:span></text:p>
                <text:list>
                  <text:list-item>
                    <text:p><text:span text:style-name="T36">width: 500px</text:span><text:span text:style-name="T37"> → "min/max-width: 500px"</text:span></text:p>
                  </text:list-item>
                  <text:list-item>
                    <text:p><text:span text:style-name="T38">height: 500px</text:span><text:span text:style-name="T39"> → "min/max-</text:span><text:span text:style-name="T37">height: 500px"</text:span></text:p>
                  </text:list-item>
                </text:list>
              </text:list-item>
            </text:list>
          </draw:text-box>
        </draw:frame>
        <draw:frame draw:style-name="gr30" draw:text-style-name="P29" draw:layer="layout" svg:width="25.147cm" svg:height="1.35cm" svg:x="1.017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2"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frame draw:style-name="gr31" draw:text-style-name="P29" draw:layer="layout" svg:width="27.384cm" svg:height="1.673cm" svg:x="1.016cm" svg:y="13.65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draw:frame presentation:style-name="pr36" draw:text-style-name="P31" draw:layer="layout" svg:width="25.976cm" svg:height="9.9cm" svg:x="1.2cm" svg:y="2.25cm" presentation:class="outline" presentation:user-transformed="true">
          <draw:text-box>
            <text:list text:style-name="L2">
              <text:list-item>
                <text:p><text:span text:style-name="T32">Le mode responsive (ou vue adaptative) des navigateurs permet de tester son site à des résolutions différentes. </text:span><text:span text:style-name="T40">Ce mode garde le rendu du navigateur</text:span></text:p>
              </text:list-item>
              <text:list-item>
                <text:p><text:span text:style-name="T32">Sur MacOS, il est possible de brancher son iPhone / iPad et tester avec l'inspecteur de Safari</text:span></text:p>
              </text:list-item>
            </text:list>
          </draw:text-box>
        </draw:frame>
        <draw:custom-shape draw:style-name="gr32" draw:text-style-name="P40"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7"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2" draw:text-style-name="P40"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1" draw:text-style-name="P29" draw:layer="layout" svg:width="27.384cm" svg:height="1.673cm" svg:x="1.016cm" svg:y="13.65cm">
          <draw:text-box>
            <text:p><text:span text:style-name="T18">Sources :</text:span></text:p>
            <text:list text:style-name="L1">
              <text:list-item>
                <text:p><text:span text:style-name="T19">https://www.idownloadblog.com/2019/06/21/how-to-use-safari-web-inspector-ios-mac/ - en</text:span></text:p>
              </text:list-item>
              <text:list-item>
                <text:p><text:span text:style-name="T19">https://developers.google.com/web/tools/chrome-devtools/remote-debugging - en</text:span></text:p>
              </text:list-item>
            </text:list>
          </draw:text-box>
        </draw:frame>
        <draw:frame presentation:style-name="pr38" draw:text-style-name="P31" draw:layer="layout" svg:width="25.976cm" svg:height="9.9cm" svg:x="1.2cm" svg:y="2.25cm" presentation:class="outline" presentation:user-transformed="true">
          <draw:text-box>
            <text:list text:style-name="L2">
              <text:list-item>
                <text:p><text:span text:style-name="T39">Sur Windows / MacOS, il est possible de brancher son smartphone Android et de tester </text:span><text:span text:style-name="T32">avec l'inspecteur de Chrome</text:span></text:p>
              </text:list-item>
              <text:list-item>
                <text:p><text:span text:style-name="T32">Raccourci clavier : ctrl + shift (maj) + m (Chrome / Brave / Firefox)</text:span></text:p>
                <text:list>
                  <text:list-item>
                    <text:p><text:span text:style-name="T32">Préférer Firefox, il gère bien mieux la densité de pixels des écrans simulés</text:span></text:p>
                  </text:list-item>
                </text:list>
              </text:list-item>
            </text:list>
          </draw:text-box>
        </draw:frame>
        <presentation:notes draw:style-name="dp2">
          <draw:page-thumbnail draw:style-name="gr3" draw:layer="layout" svg:width="13.586cm" svg:height="11.136cm" svg:x="3.703cm" svg:y="2.252cm" draw:page-number="23" presentation:class="page"/>
          <draw:frame presentation:style-name="pr39"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2" draw:text-style-name="P40"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4.726cm" svg:height="11.738cm" svg:x="6.637cm" svg:y="2cm">
          <draw:image xlink:href="Pictures/10000001000005150000040D057F298CD45ECE92.png" xlink:type="simple" xlink:show="embed" xlink:actuate="onLoad" draw:mime-type="image/png">
            <text:p/>
          </draw:image>
        </draw:frame>
        <draw:frame presentation:style-name="pr40" draw:text-style-name="P41" draw:layer="layout" svg:width="10.864cm" svg:height="0.8cm" svg:x="17.136cm" svg:y="1.094cm" presentation:class="title" presentation:user-transformed="true">
          <draw:text-box>
            <text:p text:style-name="P13"><text:span text:style-name="T41">Activation du mode responsive</text:span></text:p>
          </draw:text-box>
        </draw:frame>
        <draw:custom-shape draw:style-name="gr33" draw:text-style-name="P28" draw:layer="layout" svg:width="0.6cm" svg:height="0.6cm" svg:x="15.1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28" draw:layer="layout" svg:x1="15.7cm" svg:y1="2.4cm" svg:x2="18.6cm" svg:y2="1.4cm">
          <text:p/>
        </draw:line>
        <presentation:notes draw:style-name="dp2">
          <draw:page-thumbnail draw:style-name="gr3" draw:layer="layout" svg:width="13.586cm" svg:height="11.136cm" svg:x="3.703cm" svg:y="2.252cm" draw:page-number="24" presentation:class="page"/>
          <draw:frame presentation:style-name="pr41"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2">Pratiquons ! - Images responsives</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3">Avoir la ressource ressources/images-responsives/exemple.html</text:span></text:p>
              </text:list-item>
              <text:list-item>
                <text:p text:style-name="P18"><text:span text:style-name="T43">A télécharger ici : </text:span><text:span text:style-name="T43"><text:a xlink:href="https://download-directory.github.io/?url=https%3A%2F%2Fgithub.com%2FDanYellow%2Fcours%2Ftree%2Fmain%2Fintegration-web-s3%2Ftravaux-pratiques%2Fnumero-2%2Fressources%2Fimages-responsives" xlink:type="simple">https://download-directory.github.io/?url=https%3A%2F%2Fgithub.com%2FDanYellow%2Fcours%2Ftree%2Fmain%2Fintegration-web-s3%2Ftravaux-pratiques%2Fnumero-2%2Fressources%2Fimages-responsiv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7" draw:text-style-name="P46"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43" draw:text-style-name="P47" draw:layer="layout" svg:width="26.924cm" svg:height="1.656cm" svg:x="0.536cm" svg:y="7.254cm" presentation:class="title" presentation:user-transformed="true">
          <draw:text-box>
            <text:p text:style-name="P13"><text:span text:style-name="T45">Notre image est responsive mais...</text:span></text:p>
          </draw:text-box>
        </draw:frame>
        <draw:custom-shape draw:style-name="gr38" draw:text-style-name="P48" draw:layer="layout" svg:width="12.094cm" svg:height="9.892cm" draw:transform="skewX (-0.115366263556825) rotate (-1.73206474967917) translate (37.847cm 6.501cm)">
          <text:p text:style-name="P45"><text:span text:style-name="T44"><text:s/></text:span></text:p>
          <draw:enhanced-geometry svg:viewBox="0 0 21600 21600" draw:type="rectangle" draw:enhanced-path="M 0 0 L 21600 0 21600 21600 0 21600 0 0 Z N"/>
        </draw:custom-shape>
        <draw:custom-shape draw:style-name="gr39" draw:text-style-name="P49" draw:layer="layout" svg:width="3.909cm" svg:height="10.899cm" draw:transform="rotate (-3.14159265358979) translate (2.86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7" draw:text-style-name="P46"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44" draw:text-style-name="P47" draw:layer="layout" svg:width="26.924cm" svg:height="3.311cm" svg:x="0.536cm" svg:y="6.633cm" presentation:class="title" presentation:user-transformed="true">
          <draw:text-box>
            <text:p text:style-name="P13"><text:span text:style-name="T45">Elle est trop grande pour les terminaux mobiles</text:span></text:p>
          </draw:text-box>
        </draw:frame>
        <draw:custom-shape draw:style-name="gr38" draw:text-style-name="P48" draw:layer="layout" svg:width="12.094cm" svg:height="9.892cm" draw:transform="skewX (-0.115366263556825) rotate (-1.73206474967917) translate (37.847cm 6.501cm)">
          <text:p text:style-name="P45"><text:span text:style-name="T44"><text:s/></text:span></text:p>
          <draw:enhanced-geometry svg:viewBox="0 0 21600 21600" draw:type="rectangle" draw:enhanced-path="M 0 0 L 21600 0 21600 21600 0 21600 0 0 Z N"/>
        </draw:custom-shape>
        <draw:custom-shape draw:style-name="gr39" draw:text-style-name="P49" draw:layer="layout" svg:width="3.909cm" svg:height="10.899cm" draw:transform="rotate (-3.14159265358979) translate (2.86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daptation des images</text:span></text:p>
          </draw:text-box>
        </draw:frame>
        <draw:frame presentation:style-name="pr45" draw:text-style-name="P50" draw:layer="layout" svg:width="25.806cm" svg:height="9.855cm" svg:x="1.37cm" svg:y="2.295cm" presentation:class="outline" presentation:user-transformed="true">
          <draw:text-box>
            <text:list text:style-name="L2">
              <text:list-item>
                <text:p><text:span text:style-name="T46">Deux outils proposés par HTML5 :</text:span></text:p>
                <text:list>
                  <text:list-item>
                    <text:p><text:span text:style-name="T46">Balise &lt;picture&gt;</text:span></text:p>
                  </text:list-item>
                  <text:list-item>
                    <text:p><text:span text:style-name="T46">Attributs srcset / sizes</text:span></text:p>
                    <text:p><text:span text:style-name="T46"/></text:p>
                  </text:list-item>
                  <text:list-item>
                    <text:p><text:span text:style-name="T47">Leur rôle n'est pas interchangeable</text:span></text:p>
                  </text:list-item>
                </text:list>
              </text:list-item>
            </text:list>
          </draw:text-box>
        </draw:frame>
        <draw:frame draw:style-name="gr40" draw:text-style-name="P22" draw:layer="layout" svg:width="25.147cm" svg:height="2.677cm" svg:x="1.018cm" svg:y="13.446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28" presentation:class="page"/>
          <draw:frame presentation:style-name="pr46" draw:text-style-name="P27"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7" draw:text-style-name="P31" draw:layer="layout" svg:width="25.806cm" svg:height="8.105cm" svg:x="1.37cm" svg:y="2.295cm" presentation:class="outline" presentation:user-transformed="true">
          <draw:text-box>
            <text:list text:style-name="L2">
              <text:list-item>
                <text:p>Si l'image doit changer son contenu en fonction de l'écran → balise &lt;picture&gt;</text:p>
                <text:list>
                  <text:list-item>
                    <text:p><text:span text:style-name="T49">Par exemple : je veux afficher une draisienne sur </text:span><text:span text:style-name="T26">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40"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29" presentation:class="page"/>
          <draw:frame presentation:style-name="pr48" draw:text-style-name="P27"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9" draw:text-style-name="P50" draw:layer="layout" svg:width="25.806cm" svg:height="3.905cm" svg:x="1.37cm" svg:y="2.295cm" presentation:class="outline" presentation:user-transformed="true">
          <draw:text-box>
            <text:list text:style-name="L2">
              <text:list-item>
                <text:p><text:span text:style-name="T46">Par exemple, Instagram utilise l'attribut srcset (et balise img) pour afficher une image en fonction de la taille d'écran de l'appareil</text:span></text:p>
              </text:list-item>
            </text:list>
          </draw:text-box>
        </draw:frame>
        <draw:frame draw:style-name="gr40"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30" presentation:class="page"/>
          <draw:frame presentation:style-name="pr50" draw:text-style-name="P27"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1" draw:text-style-name="P51"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51" draw:text-style-name="P47" draw:layer="layout" svg:width="26.924cm" svg:height="3.725cm" svg:x="0.536cm" svg:y="6.012cm" presentation:class="title" presentation:user-transformed="true">
          <draw:text-box>
            <text:p text:style-name="P13"><text:span text:style-name="T45">Voyons comment modifier plutôt la mise en page en fonction des écrans</text:span></text:p>
          </draw:text-box>
        </draw:frame>
        <draw:custom-shape draw:style-name="gr42" draw:text-style-name="P52" draw:layer="layout" svg:width="12.094cm" svg:height="9.891cm" draw:transform="skewX (-0.115540796482025) rotate (-1.73206474967917) translate (37.847cm 6.5cm)">
          <text:p text:style-name="P45"><text:span text:style-name="T44"><text:s/></text:span></text:p>
          <draw:enhanced-geometry svg:viewBox="0 0 21600 21600" draw:type="rectangle" draw:enhanced-path="M 0 0 L 21600 0 21600 21600 0 21600 0 0 Z N"/>
        </draw:custom-shape>
        <draw:custom-shape draw:style-name="gr43" draw:text-style-name="P53" draw:layer="layout" svg:width="3.909cm" svg:height="10.899cm" draw:transform="rotate (-3.14159265358979) translate (2.86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2" draw:text-style-name="P31" draw:layer="layout" svg:width="26.43cm" svg:height="9.505cm" svg:x="1.37cm" svg:y="2.295cm" presentation:class="outline" presentation:user-transformed="true">
          <draw:text-box>
            <text:list text:style-name="L2">
              <text:list-item>
                <text:p>Introduit avec CSS3</text:p>
              </text:list-item>
              <text:list-item>
                <text:p>Perme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4" draw:text-style-name="P22" draw:layer="layout" svg:width="25.147cm" svg:height="2.38cm" svg:x="1.018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3" draw:text-style-name="P27"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4" draw:text-style-name="P31" draw:layer="layout" svg:width="25.806cm" svg:height="9.505cm" svg:x="1.37cm" svg:y="2.295cm" presentation:class="outline" presentation:user-transformed="true">
          <draw:text-box>
            <text:list text:style-name="L2">
              <text:list-item>
                <text:p>Gestion d'opérateurs logiques</text:p>
                <text:list>
                  <text:list-item>
                    <text:p>and / only / not (et / seulement / pas)</text:p>
                  </text:list-item>
                  <text:list-item>
                    <text:p>Plusieurs conditions peuvent être appliquées en même temps</text:p>
                  </text:list-item>
                </text:list>
              </text:list-item>
              <text:list-item>
                <text:p>Au service des terminaux mobiles</text:p>
                <text:list>
                  <text:list-item>
                    <text:p>Ajustement du design pour ces terminaux</text:p>
                  </text:list-item>
                </text:list>
              </text:list-item>
              <text:list-item>
                <text:p>Peut être géré directement dans le CSS ou le HTML via la balise &lt;link /&gt; ou &lt;style&gt;</text:p>
                <text:list>
                  <text:list-item>
                    <text:p><text:span text:style-name="T30">Impossible dans l’attribut « style »</text:span></text:p>
                  </text:list-item>
                </text:list>
              </text:list-item>
            </text:list>
          </draw:text-box>
        </draw:frame>
        <draw:frame draw:style-name="gr44"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5" draw:text-style-name="P27"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4">Media queries</text:span></text:p>
          </draw:text-box>
        </draw:frame>
        <draw:frame presentation:style-name="pr56" draw:text-style-name="P50" draw:layer="layout" svg:width="25.806cm" svg:height="10.656cm" svg:x="1.37cm" svg:y="2.295cm" presentation:class="outline" presentation:user-transformed="true">
          <draw:text-box>
            <text:list text:style-name="L2">
              <text:list-item>
                <text:p><text:span text:style-name="T46">Flexbox (et sa petite sœur : "grid") seront des alliés de taille pour la mise en page responsive</text:span></text:p>
              </text:list-item>
              <text:list-item>
                <text:p><text:span text:style-name="T46">Utilisation d'unités relatives (% et rem principalement)</text:span></text:p>
                <text:list>
                  <text:list-item>
                    <text:p><text:span text:style-name="T46">Le contenu s'adaptera aux écrans plus facilement</text:span></text:p>
                  </text:list-item>
                </text:list>
              </text:list-item>
            </text:list>
          </draw:text-box>
        </draw:frame>
        <draw:frame draw:style-name="gr44"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7" draw:text-style-name="P27"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5" draw:text-style-name="P22" draw:layer="layout" svg:width="25.147cm" svg:height="2.854cm" svg:x="1.018cm" svg:y="13.5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item>
                <text:p><text:span text:style-name="T10"><text:a xlink:href="https://developer.mozilla.org/fr/docs/Web/CSS/Requêtes_média/Utiliser_les_Media_queries#types" xlink:type="simple">https://developer.mozilla.org/fr/docs/Web/CSS/Requ%C3%AAtes_m%C3%A9dia/Utiliser_les_Media_queries#types</text:a></text:span></text:p>
              </text:list-item>
            </text:list>
            <text:p><text:span text:style-name="T50"/></text:p>
          </draw:text-box>
        </draw:frame>
        <draw:frame draw:style-name="gr11"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8"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11"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6" draw:text-style-name="P5" draw:layer="layout" svg:width="12.3cm" svg:height="2.85cm" svg:x="3.5cm" svg:y="3.806cm">
          <text:p/>
          <draw:enhanced-geometry svg:viewBox="0 0 21600 21600" draw:mirror-horizontal="false" draw:mirror-vertical="false" draw:type="rectangle" draw:enhanced-path="M 0 0 L 21600 0 21600 21600 0 21600 0 0 Z N"/>
        </draw:custom-shape>
        <draw:line draw:style-name="gr47" draw:text-style-name="P5" draw:layer="layout" svg:x1="15.8cm" svg:y1="8.006cm" svg:x2="15.8cm" svg:y2="6.356cm">
          <text:p/>
        </draw:line>
        <draw:frame presentation:style-name="pr59" draw:text-style-name="P54" draw:layer="layout" svg:width="6.6cm" svg:height="1.026cm" svg:x="16cm" svg:y="7cm" presentation:class="title" presentation:user-transformed="true">
          <draw:text-box>
            <text:p text:style-name="P1"><text:span text:style-name="T33">Sélecteur CSS</text:span></text:p>
          </draw:text-box>
        </draw:frame>
        <draw:custom-shape draw:style-name="gr48"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49" draw:text-style-name="P5" draw:layer="layout" svg:x1="1.924cm" svg:y1="11.2cm" svg:x2="1.924cm" svg:y2="3.106cm">
          <text:p/>
        </draw:line>
        <draw:frame presentation:style-name="pr59" draw:text-style-name="P54" draw:layer="layout" svg:width="10.6cm" svg:height="1.026cm" svg:x="2.024cm" svg:y="10.2cm" presentation:class="title" presentation:user-transformed="true">
          <draw:text-box>
            <text:p text:style-name="P1"><text:span text:style-name="T33">Condition sur le média </text:span></text:p>
          </draw:text-box>
        </draw:frame>
        <draw:custom-shape draw:style-name="gr50"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51" draw:text-style-name="P5" draw:layer="layout" svg:x1="10.6cm" svg:y1="9.6cm" svg:x2="10.6cm" svg:y2="3.148cm">
          <text:p/>
        </draw:line>
        <draw:frame presentation:style-name="pr59" draw:text-style-name="P54" draw:layer="layout" svg:width="9.2cm" svg:height="1.026cm" svg:x="10.9cm" svg:y="8.648cm" presentation:class="title" presentation:user-transformed="true">
          <draw:text-box>
            <text:p text:style-name="P1"><text:span text:style-name="T33">Opérateur logique "et"</text:span></text:p>
          </draw:text-box>
        </draw:frame>
        <draw:frame presentation:style-name="pr60" draw:text-style-name="P55" draw:layer="layout" svg:width="22.6cm" svg:height="1.737cm" svg:x="2.7cm" svg:y="11.901cm" presentation:class="title" presentation:user-transformed="true">
          <draw:text-box>
            <text:p text:style-name="P13"><text:span text:style-name="T51">Ici on définit que ces règles ne s'appliquent que sur un </text:span><text:span text:style-name="T52">écran </text:span><text:span text:style-name="T53">ET</text:span><text:span text:style-name="T52">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61"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4"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50"/></text:p>
          </draw:text-box>
        </draw:frame>
        <draw:frame presentation:style-name="pr62" draw:text-style-name="P31"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8" draw:layer="layout" svg:width="17.6cm" svg:height="4.421cm" svg:x="5.1cm" svg:y="6.3cm">
          <draw:image xlink:href="Pictures/1000000100000314000000B568316D12424C4DED.png" xlink:type="simple" xlink:show="embed" xlink:actuate="onLoad" draw:mime-type="image/png">
            <text:p/>
          </draw:image>
        </draw:frame>
        <draw:custom-shape draw:style-name="gr52"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49" draw:text-style-name="P5" draw:layer="layout" svg:x1="5.1cm" svg:y1="11.7cm" svg:x2="5.1cm" svg:y2="7.05cm">
          <text:p/>
        </draw:line>
        <draw:frame presentation:style-name="pr59" draw:text-style-name="P54" draw:layer="layout" svg:width="10.6cm" svg:height="1.026cm" svg:x="5.3cm" svg:y="10.95cm" presentation:class="title" presentation:user-transformed="true">
          <draw:text-box>
            <text:p text:style-name="P1"><text:span text:style-name="T33">Condition sur le média </text:span></text:p>
          </draw:text-box>
        </draw:frame>
        <draw:custom-shape draw:style-name="gr53"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51" draw:text-style-name="P5" draw:layer="layout" svg:x1="13.3cm" svg:y1="10.5cm" svg:x2="13.3cm" svg:y2="7.05cm">
          <text:p/>
        </draw:line>
        <draw:frame presentation:style-name="pr59" draw:text-style-name="P54" draw:layer="layout" svg:width="9.6cm" svg:height="1.026cm" svg:x="13.6cm" svg:y="9.73cm" presentation:class="title" presentation:user-transformed="true">
          <draw:text-box>
            <text:p text:style-name="P1"><text:span text:style-name="T33">Opérateur logique "ou"</text:span></text:p>
          </draw:text-box>
        </draw:frame>
        <presentation:notes draw:style-name="dp2">
          <draw:page-thumbnail draw:style-name="gr3" draw:layer="layout" svg:width="13.586cm" svg:height="11.136cm" svg:x="3.703cm" svg:y="2.252cm" draw:page-number="37" presentation:class="page"/>
          <draw:frame presentation:style-name="pr63"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4"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50"/></text:p>
          </draw:text-box>
        </draw:frame>
        <draw:frame draw:style-name="gr2" draw:text-style-name="P28" draw:layer="layout" svg:width="13.032cm" svg:height="8.899cm" svg:x="7.484cm" svg:y="2.4cm">
          <draw:image xlink:href="Pictures/100000010000020F00000176AB68C63EC75C1E71.png" xlink:type="simple" xlink:show="embed" xlink:actuate="onLoad" draw:mime-type="image/png">
            <text:p/>
          </draw:image>
        </draw:frame>
        <draw:frame presentation:style-name="pr60" draw:text-style-name="P55" draw:layer="layout" svg:width="22.6cm" svg:height="1.737cm" svg:x="2.7cm" svg:y="11.85cm" presentation:class="title" presentation:user-transformed="true">
          <draw:text-box>
            <text:p text:style-name="P13"><text:span text:style-name="T16">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4"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mots-clés</text:span></text:p>
          </draw:text-box>
        </draw:frame>
        <draw:frame draw:style-name="gr44" draw:text-style-name="P22" draw:layer="layout" svg:width="25.147cm" svg:height="2.38cm" svg:x="1.018cm" svg:y="14.1cm">
          <draw:text-box>
            <text:p><text:span text:style-name="T9">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1"><text:s/>- anglais</text:span></text:p>
              </text:list-item>
            </text:list>
            <text:p><text:span text:style-name="T50"/></text:p>
          </draw:text-box>
        </draw:frame>
        <draw:frame presentation:style-name="pr65" draw:text-style-name="P39" draw:layer="layout" svg:width="25.806cm" svg:height="10.104cm" svg:x="1.37cm" svg:y="2.296cm" presentation:class="outline" presentation:user-transformed="true">
          <draw:text-box>
            <text:list text:style-name="L2">
              <text:list-item>
                <text:p><text:span text:style-name="T54">Gestion de taille de l'écran :</text:span></text:p>
                <text:list>
                  <text:list-item>
                    <text:p><text:span text:style-name="T54">min/max-height | min/max-width</text:span></text:p>
                  </text:list-item>
                </text:list>
              </text:list-item>
              <text:list-item>
                <text:p><text:span text:style-name="T54">Gestion de l'orientation de l'écran :</text:span></text:p>
                <text:list>
                  <text:list-item>
                    <text:p><text:span text:style-name="T54">orientation : landscape (paysage) ou portrait</text:span></text:p>
                  </text:list-item>
                </text:list>
              </text:list-item>
              <text:list-item>
                <text:p><text:span text:style-name="T54">Gestion du mode nuit du système d'exploitation :</text:span></text:p>
                <text:list>
                  <text:list-item>
                    <text:p><text:span text:style-name="T54">prefers-color-schema : light ou dark</text:span></text:p>
                  </text:list-item>
                </text:list>
              </text:list-item>
              <text:list-item>
                <text:p><text:span text:style-name="T54">et : and / ou : or / seulement : only </text:span></text:p>
              </text:list-item>
              <text:list-item>
                <text:p><text:span text:style-name="T54">[...]</text:span></text:p>
              </text:list-item>
            </text:list>
          </draw:text-box>
        </draw:frame>
        <presentation:notes draw:style-name="dp2">
          <draw:page-thumbnail draw:style-name="gr3" draw:layer="layout" svg:width="13.586cm" svg:height="11.136cm" svg:x="3.703cm" svg:y="2.252cm" draw:page-number="39" presentation:class="page"/>
          <draw:frame presentation:style-name="pr66"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2">Pratiquons ! - media queries (Partie 1)</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9" draw:layer="layout" svg:width="26.06cm" svg:height="8.704cm" svg:x="1.37cm" svg:y="2.296cm" presentation:class="outline" presentation:user-transformed="true">
          <draw:text-box>
            <text:p text:style-name="P21"><text:span text:style-name="T32">Pré-requis : </text:span></text:p>
            <text:list text:style-name="L2">
              <text:list-item>
                <text:p text:style-name="P18"><text:span text:style-name="T43">Avoir la ressource ressources/media-queries</text:span></text:p>
              </text:list-item>
              <text:list-item>
                <text:p text:style-name="P18"><text:span text:style-name="T43">A télécharger ici : </text:span><text:span text:style-name="T43"><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2" draw:text-style-name="P28" draw:layer="layout" svg:width="18.122cm" svg:height="3.803cm" svg:x="2.078cm" svg:y="4.622cm">
          <draw:image xlink:href="Pictures/100000010000025C0000007948EB28CC03F7ACCD.png" xlink:type="simple" xlink:show="embed" xlink:actuate="onLoad" draw:mime-type="image/png">
            <text:p/>
          </draw:image>
        </draw:frame>
        <draw:custom-shape draw:style-name="gr26" draw:text-style-name="P33"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html</text:span></text:p>
          </draw:text-box>
        </draw:frame>
        <draw:frame draw:style-name="gr44" draw:text-style-name="P22" draw:layer="layout" svg:width="25.147cm" svg:height="2.38cm" svg:x="1.018cm" svg:y="14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HTML/Element/link</text:span></text:p>
              </text:list-item>
            </text:list>
            <text:p><text:span text:style-name="T50"/></text:p>
          </draw:text-box>
        </draw:frame>
        <draw:custom-shape draw:style-name="gr54"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7" draw:text-style-name="P5" draw:layer="layout" svg:x1="3.4cm" svg:y1="9.422cm" svg:x2="3.4cm" svg:y2="8.072cm">
          <text:p/>
        </draw:line>
        <draw:frame presentation:style-name="pr59" draw:text-style-name="P54" draw:layer="layout" svg:width="11.8cm" svg:height="1.026cm" svg:x="3.6cm" svg:y="8.572cm" presentation:class="title" presentation:user-transformed="true">
          <draw:text-box>
            <text:p text:style-name="P1"><text:span text:style-name="T33">Chemin vers le fichier css</text:span></text:p>
          </draw:text-box>
        </draw:frame>
        <draw:custom-shape draw:style-name="gr55"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49" draw:text-style-name="P5" draw:layer="layout" svg:x1="3.2cm" svg:y1="11.53cm" svg:x2="3.2cm" svg:y2="5.941cm">
          <text:p/>
        </draw:line>
        <draw:frame presentation:style-name="pr59" draw:text-style-name="P54" draw:layer="layout" svg:width="17.8cm" svg:height="1.026cm" svg:x="3.4cm" svg:y="10.68cm" presentation:class="title" presentation:user-transformed="true">
          <draw:text-box>
            <text:p text:style-name="P1"><text:span text:style-name="T33">Condition sur le média pour le fichier entier </text:span></text:p>
          </draw:text-box>
        </draw:frame>
        <draw:frame presentation:style-name="pr68" draw:text-style-name="P31"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9" draw:text-style-name="P55" draw:layer="layout" svg:width="25.11cm" svg:height="1.954cm" svg:x="1.445cm" svg:y="12.296cm" presentation:class="title" presentation:user-transformed="true">
          <draw:text-box>
            <text:p text:style-name="P13"><text:span text:style-name="T51">Ici on définit que le contenu du fichier "smartphone.css" ne s'applique que sur un </text:span><text:span text:style-name="T52">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70" draw:text-style-name="P27"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2">Pratiquons ! - media queries (Partie 2)</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9" draw:layer="layout" svg:width="26.06cm" svg:height="8.704cm" svg:x="1.37cm" svg:y="2.296cm" presentation:class="outline" presentation:user-transformed="true">
          <draw:text-box>
            <text:p text:style-name="P21"><text:span text:style-name="T32">Pré-requis : </text:span></text:p>
            <text:list text:style-name="L2">
              <text:list-item>
                <text:p text:style-name="P18"><text:span text:style-name="T43">Avoir la ressource ressources/media-queries</text:span></text:p>
              </text:list-item>
              <text:list-item>
                <text:p text:style-name="P18"><text:span text:style-name="T43">A télécharger ici : </text:span><text:span text:style-name="T43"><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3" draw:master-page-name="Default" presentation:presentation-page-layout-name="AL3T1">
        <office:forms form:automatic-focus="false" form:apply-design-mode="false"/>
        <draw:frame presentation:style-name="pr72" draw:text-style-name="P57" draw:layer="layout" svg:width="25.198cm" svg:height="12.191cm" svg:x="1.4cm" svg:y="1.713cm">
          <draw:text-box>
            <text:p text:style-name="P56"><text:span text:style-name="T55">Questions ?</text:span></text:p>
          </draw:text-box>
        </draw:frame>
        <presentation:notes draw:style-name="dp4">
          <office:forms form:automatic-focus="false" form:apply-design-mode="false"/>
          <draw:page-thumbnail draw:style-name="gr3" draw:layer="layout" svg:width="13.586cm" svg:height="11.136cm" svg:x="3.703cm" svg:y="2.252cm" draw:page-number="43" presentation:class="page"/>
          <draw:frame presentation:style-name="pr3" draw:text-style-name="P58" draw:layer="layout" svg:width="16.8cm" svg:height="13.365cm" svg:x="2.097cm" svg:y="14.103cm" presentation:class="notes" presentation:placeholder="true">
            <draw:text-box/>
          </draw:frame>
        </presentation:notes>
      </draw:page>
      <draw:page draw:name="page44"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43</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43</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43</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30T14:55:40.067000000</dc:date>
    <meta:editing-duration>P20DT18H3M32S</meta:editing-duration>
    <meta:editing-cycles>1241</meta:editing-cycles>
    <meta:generator>LibreOffice/7.2.7.2$Windows_X86_64 LibreOffice_project/8d71d29d553c0f7dcbfa38fbfda25ee34cce99a2</meta:generator>
    <meta:document-statistic meta:object-count="340"/>
  </office:meta>
</office:document-meta>
</file>